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5b1b" officeooo:paragraph-rsid="00045b1b" style:font-size-asian="14pt" style:font-size-complex="14pt"/>
    </style:style>
    <style:style style:name="P2" style:family="paragraph" style:parent-style-name="Standard">
      <style:text-properties fo:font-size="14pt" officeooo:rsid="00045b1b" officeooo:paragraph-rsid="000f7ead" style:font-size-asian="14pt" style:font-size-complex="14pt"/>
    </style:style>
    <style:style style:name="P3" style:family="paragraph" style:parent-style-name="Standard">
      <style:text-properties fo:font-size="14pt" officeooo:rsid="00045b1b" officeooo:paragraph-rsid="0011eb04" style:font-size-asian="14pt" style:font-size-complex="14pt"/>
    </style:style>
    <style:style style:name="P4" style:family="paragraph" style:parent-style-name="Standard">
      <style:text-properties fo:font-size="14pt" officeooo:rsid="00045b1b" officeooo:paragraph-rsid="0013a1ab" style:font-size-asian="14pt" style:font-size-complex="14pt"/>
    </style:style>
    <style:style style:name="P5" style:family="paragraph" style:parent-style-name="Standard">
      <style:text-properties fo:font-size="14pt" officeooo:paragraph-rsid="000c2b93" style:font-size-asian="14pt" style:font-size-complex="14pt"/>
    </style:style>
    <style:style style:name="T1" style:family="text">
      <style:text-properties officeooo:rsid="00045b1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45b1b"/>
    </style:style>
    <style:style style:name="T4" style:family="text">
      <style:text-properties style:text-position="sub 58%" officeooo:rsid="000f7ead"/>
    </style:style>
    <style:style style:name="T5" style:family="text">
      <style:text-properties officeooo:rsid="000c2b93"/>
    </style:style>
    <style:style style:name="T6" style:family="text">
      <style:text-properties officeooo:rsid="000f7ead"/>
    </style:style>
    <style:style style:name="T7" style:family="text">
      <style:text-properties officeooo:rsid="0013a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 </text:span>Π<text:span text:style-name="T2">cim</text:span> (KÖNYV)</text:p>
      <text:p text:style-name="P1"/>
      <text:p text:style-name="P5"><text:span text:style-name="T5">2. </text:span>Π<text:span text:style-name="T2">*</text:span> <text:span text:style-name="T1">(</text:span>ნ<text:span text:style-name="T3">ar &gt; 2000</text:span><text:span text:style-name="T1"> (KÖNYV))</text:span></text:p>
      <text:p text:style-name="P5"/>
      <text:p text:style-name="P2"><text:span text:style-name="T6">3. Π</text:span><text:span text:style-name="T4">*</text:span><text:span text:style-name="T6"> </text:span>(ნ<text:span text:style-name="T2">ar &lt; 1000</text:span> (KÖNYV))</text:p>
      <text:p text:style-name="P2"/>
      <text:p text:style-name="P3"><text:span text:style-name="T7">4. </text:span><text:span text:style-name="T6">Π</text:span><text:span text:style-name="T2">targy</text:span> (KÖNYV)</text:p>
      <text:p text:style-name="P3"/>
      <text:p text:style-name="P4"><text:span text:style-name="T7">5. </text:span><text:span text:style-name="T6">Π</text:span><text:span text:style-name="T2">cim, ar</text:span> (ნ<text:span text:style-name="T2">targy = “AB”</text:span> (KÖNYV)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02-27T11:41:57.885000000</dc:date>
    <meta:editing-duration>PT38M57S</meta:editing-duration>
    <meta:editing-cycles>9</meta:editing-cycles>
    <meta:document-statistic meta:table-count="0" meta:image-count="0" meta:object-count="0" meta:page-count="1" meta:paragraph-count="5" meta:word-count="25" meta:character-count="119" meta:non-whitespace-character-count="99"/>
  </office:meta>
</office:document-meta>
</file>